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adornments="Fett" style:font-family-generic="modern" style:font-pitch="fixed"/>
    <style:font-face style:name="Courier New" svg:font-family="'Courier New'" style:font-adornments="Fett Kursiv"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style:tab-stops/>
      </style:paragraph-properties>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style:tab-stops/>
      </style:paragraph-properties>
      <style:text-properties fo:font-weight="normal" style:font-weight-asian="normal" style:font-weight-complex="normal"/>
    </style:style>
    <style:style style:name="P6" style:family="paragraph" style:parent-style-name="Text_20_body">
      <style:paragraph-properties fo:margin-left="5.013cm" fo:margin-right="0cm" fo:text-indent="-4.374cm" style:auto-text-indent="false">
        <style:tab-stops/>
      </style:paragraph-properties>
    </style:style>
    <style:style style:name="P7" style:family="paragraph" style:parent-style-name="Text_20_body">
      <style:paragraph-properties fo:margin-left="0cm" fo:margin-right="0cm" fo:text-indent="0cm" style:auto-text-indent="false">
        <style:tab-stops/>
      </style:paragraph-properties>
    </style:style>
    <style:style style:name="P8" style:family="paragraph" style:parent-style-name="Text_20_body">
      <style:paragraph-properties fo:margin-left="0cm" fo:margin-right="0cm" fo:text-indent="0cm" style:auto-text-indent="false">
        <style:tab-stops/>
      </style:paragraph-properties>
      <style:text-properties fo:font-weight="bold" style:font-weight-asian="bold" style:font-weight-complex="bold"/>
    </style:style>
    <style:style style:name="P9" style:family="paragraph" style:parent-style-name="Text_20_body">
      <style:paragraph-properties fo:margin-left="4.988cm" fo:margin-right="0cm" fo:text-indent="-4.911cm" style:auto-text-indent="false">
        <style:tab-stops/>
      </style:paragraph-properties>
      <style:text-properties fo:language="en" fo:country="GB"/>
    </style:style>
    <style:style style:name="P10" style:family="paragraph" style:parent-style-name="Text_20_body" style:list-style-name="L1">
      <style:text-properties fo:language="en" fo:country="GB"/>
    </style:style>
    <style:style style:name="P11" style:family="paragraph" style:parent-style-name="Text_20_body" style:list-style-name="L2">
      <style:text-properties fo:language="en" fo:country="GB"/>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paragraph-properties>
        <style:tab-stops/>
      </style:paragraph-properties>
      <style:text-properties fo:font-weight="normal" style:font-weight-asian="normal" style:font-weight-complex="normal"/>
    </style:style>
    <style:style style:name="P15" style:family="paragraph" style:parent-style-name="Text_20_body" style:list-style-name="L6"/>
    <style:style style:name="P16" style:family="paragraph" style:parent-style-name="Text_20_body" style:list-style-name="L2">
      <style:paragraph-properties fo:margin-left="3.78cm" fo:margin-right="0cm" fo:text-indent="-3.112cm" style:auto-text-indent="false">
        <style:tab-stops/>
      </style:paragraph-properties>
      <style:text-properties fo:language="en" fo:country="GB"/>
    </style:style>
    <style:style style:name="P17" style:family="paragraph" style:parent-style-name="Text_20_body" style:list-style-name="L4">
      <style:paragraph-properties fo:margin-left="5.013cm" fo:margin-right="0cm" fo:text-indent="-4.374cm" style:auto-text-indent="false">
        <style:tab-stops/>
      </style:paragraph-properties>
    </style:style>
    <style:style style:name="P18" style:family="paragraph" style:parent-style-name="Text_20_body" style:list-style-name="L4">
      <style:paragraph-properties fo:margin-left="5.013cm" fo:margin-right="0cm" fo:text-indent="-4.374cm" style:auto-text-indent="false">
        <style:tab-stops/>
      </style:paragraph-properties>
      <style:text-properties fo:font-weight="normal" style:font-weight-asian="normal" style:font-weight-complex="normal"/>
    </style:style>
    <style:style style:name="P19" style:family="paragraph" style:parent-style-name="Text_20_body" style:list-style-name="L6">
      <style:paragraph-properties fo:margin-left="2.501cm" fo:margin-right="0cm" fo:text-indent="-0.635cm" style:auto-text-indent="false"/>
    </style:style>
    <style:style style:name="P20" style:family="paragraph" style:parent-style-name="Heading_20_1">
      <style:text-properties fo:language="en" fo:country="GB"/>
    </style:style>
    <style:style style:name="P21" style:family="paragraph" style:parent-style-name="Heading_20_2">
      <style:text-properties fo:language="en" fo:country="GB"/>
    </style:style>
    <style:style style:name="P22" style:family="paragraph" style:parent-style-name="Heading_20_3">
      <style:text-properties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he Adventure Map File Programmers' Guide</text:h>
      <text:p text:style-name="P1"/>
      <text:p text:style-name="P1">The map file contains all the information about the game. Everything can and has to be configured in this xml-file. </text:p>
      <text:h text:style-name="P21" text:outline-level="2">xml Structure of the Document</text:h>
      <text:p text:style-name="P1">The whole document is the description of a map, thus the root tag for this Document is</text:p>
      <text:p text:style-name="Fixedwidth">&lt;Map name=“Mapname“&gt;</text:p>
      <text:p text:style-name="Fixedwidth"/>
      <text:h text:style-name="P21" text:outline-level="2">The Map &lt;Map /&gt;</text:h>
      <text:p text:style-name="P1">There are several items you can define at Map level:</text:p>
      <text:list xml:id="list263286921" text:style-name="L1">
        <text:list-item>
          <text:p text:style-name="P10">Variables</text:p>
        </text:list-item>
        <text:list-item>
          <text:p text:style-name="P10">Messages</text:p>
        </text:list-item>
        <text:list-item>
          <text:p text:style-name="P10">Items</text:p>
        </text:list-item>
        <text:list-item>
          <text:p text:style-name="P10">Rooms</text:p>
        </text:list-item>
        <text:list-item>
          <text:p text:style-name="P10">Events</text:p>
        </text:list-item>
        <text:list-item>
          <text:p text:style-name="P10">People</text:p>
        </text:list-item>
      </text:list>
      <text:h text:style-name="P22" text:outline-level="3">Variables </text:h>
      <text:p text:style-name="Fixedwidth">&lt;variable name=“[NAME]“ value=“[VALUE]“&gt;[TEXT]&lt;/variable&gt;</text:p>
      <text:p text:style-name="P1"/>
      <text:p text:style-name="P1">At the moment, only three variables are recognized at Map level:</text:p>
      <text:p text:style-name="P1"><text:tab/><text:span text:style-name="Fixedwidth"><text:span text:style-name="T3">MAX_INDEX</text:span></text:span><text:tab/><text:tab/>The maximum room index as “<text:span text:style-name="Fixedwidth"><text:span text:style-name="T2">x|y</text:span></text:span>”</text:p>
      <text:p text:style-name="P1"><text:tab/><text:span text:style-name="Fixedwidth">START_ROOM</text:span><text:tab/><text:tab/>Index of the initial room as “<text:span text:style-name="Fixedwidth"><text:span text:style-name="T2">x|y</text:span></text:span>”</text:p>
      <text:p text:style-name="P1"><text:tab/><text:span text:style-name="Fixedwidth">WELCOME_MESSAGE</text:span></text:p>
      <text:p text:style-name="P9"><text:tab/>For this variable, not the “value” but the text between the tags is evaluated. </text:p>
      <text:p text:style-name="Text_20_body">Future versions may include the possibility of additionally defining self-named variables for use in events. </text:p>
      <text:h text:style-name="P22" text:outline-level="3">Messages </text:h>
      <text:p text:style-name="Fixedwidth">&lt;message identifier = “[ID]”&gt;[TEXT]&lt;/message&gt;</text:p>
      <text:p text:style-name="P1"/>
      <text:p text:style-name="P1">Messages for the different commands. </text:p>
      <text:p text:style-name="P1"/>
      <text:h text:style-name="P22" text:outline-level="3">Items</text:h>
      <text:p text:style-name="Fixedwidth">&lt;item item_id = "[ID]"&gt;</text:p>
      <text:p text:style-name="Fixedwidth"><text:s text:c="2"/>&lt;name&gt;[NAME]&lt;/name&gt;</text:p>
      <text:p text:style-name="Fixedwidth"><text:s text:c="2"/>&lt;identifier&gt;[TEXT]&lt;/identifier&gt;</text:p>
      <text:p text:style-name="Fixedwidth"><text:s text:c="2"/>&lt;use_with&gt;[ID]&lt;/use_with&gt;</text:p>
      <text:p text:style-name="Fixedwidth"><text:s text:c="2"/>&lt;look_text&gt;[TEXT]&lt;/look_text&gt;</text:p>
      <text:p text:style-name="Fixedwidth"><text:s text:c="2"/>&lt;event /&gt;</text:p>
      <text:p text:style-name="Fixedwidth">&lt;/item&gt;</text:p>
      <text:p text:style-name="P1"/>
      <text:p text:style-name="P1">Where:</text:p>
      <text:list xml:id="list1633505359" text:style-name="L2">
        <text:list-item>
          <text:p text:style-name="P11"><text:span text:style-name="T1">item_id</text:span><text:tab/>The ID used internally</text:p>
        </text:list-item>
        <text:list-item>
          <text:p text:style-name="P11"><text:span text:style-name="T1">name</text:span><text:tab/><text:tab/>The name</text:p>
        </text:list-item>
        <text:list-item>
          <text:p text:style-name="P16"><text:span text:style-name="T1">identifier</text:span><text:tab/>A short word or collection of words that are used to identify the object when dealing with user commands as „word|word“</text:p>
        </text:list-item>
        <text:list-item>
          <text:p text:style-name="P16"><text:span text:style-name="T1">look_text</text:span><text:tab/>Text displayed when looking at the object</text:p>
        </text:list-item>
        <text:list-item>
          <text:p text:style-name="P16"><text:span text:style-name="T1">event</text:span><text:tab/>An event (as described below)</text:p>
        </text:list-item>
      </text:list>
      <text:h text:style-name="Heading_20_3" text:outline-level="3">Rooms</text:h>
      <text:p text:style-name="Fixedwidth">&lt;room location = "x|y"&gt;</text:p>
      <text:p text:style-name="Fixedwidth"><text:s text:c="2"/>&lt;exits&gt;[NEWS]&lt;/exits&gt;</text:p>
      <text:p text:style-name="Fixedwidth"><text:s text:c="2"/>&lt;info&gt;[TEXT]&lt;/info&gt;</text:p>
      <text:p text:style-name="Fixedwidth"><text:s text:c="2"/>&lt;look_text&gt;[TEXT]&lt;/look_text&gt;</text:p>
      <text:p text:style-name="Fixedwidth"><text:s text:c="2"/>&lt;event /&gt;</text:p>
      <text:p text:style-name="Fixedwidth"><text:s text:c="2"/>&lt;person /&gt;</text:p>
      <text:p text:style-name="Fixedwidth"><text:s text:c="2"/>&lt;door /&gt;</text:p>
      <text:p text:style-name="Fixedwidth"><text:s text:c="2"/>&lt;item item_id = "[ID]" /&gt; <text:s text:c="2"/></text:p>
      <text:p text:style-name="Fixedwidth">&lt;/room&gt;</text:p>
      <text:p text:style-name="Text_20_body"/>
      <text:p text:style-name="Text_20_body">Where:</text:p>
      <text:list xml:id="list594322637" text:style-name="L3">
        <text:list-item>
          <text:p text:style-name="P12"><text:span text:style-name="T1">location</text:span><text:tab/>The coordinates of the room</text:p>
        </text:list-item>
        <text:list-item>
          <text:p text:style-name="P12"><text:span text:style-name="T1">exits</text:span><text:tab/><text:tab/>The directions in which the room can be left (N, E, S, W)</text:p>
        </text:list-item>
        <text:list-item>
          <text:p text:style-name="P12"><text:span text:style-name="T1">info</text:span> <text:tab/><text:tab/>The text that is displayed when entering the room</text:p>
        </text:list-item>
        <text:list-item>
          <text:p text:style-name="P12"><text:span text:style-name="T1">look_text</text:span><text:tab/>Text that is displayed when a look command is executed</text:p>
        </text:list-item>
        <text:list-item>
          <text:p text:style-name="P12"><text:span text:style-name="T1">event</text:span><text:tab/><text:tab/>An event (as described below)</text:p>
        </text:list-item>
        <text:list-item>
          <text:p text:style-name="P12"><text:span text:style-name="T1">person</text:span><text:tab/><text:tab/>A person present (as described below)</text:p>
        </text:list-item>
        <text:list-item>
          <text:p text:style-name="P12"><text:span text:style-name="T1">door<text:tab/></text:span><text:tab/>A door (as described below)</text:p>
        </text:list-item>
        <text:list-item>
          <text:p text:style-name="P12"><text:span text:style-name="T1">item</text:span><text:tab/><text:tab/>One of the map items that is present in the room and can be taken. Or used. </text:p>
        </text:list-item>
      </text:list>
      <text:p text:style-name="Text_20_body"/>
      <text:h text:style-name="Heading_20_4" text:outline-level="4">People</text:h>
      <text:p text:style-name="Fixedwidth">&lt;person person_id="[ID]"&gt;</text:p>
      <text:p text:style-name="Fixedwidth"><text:s text:c="2"/>&lt;name&gt;[NAME]&lt;/name&gt;</text:p>
      <text:p text:style-name="Fixedwidth"><text:s text:c="2"/>&lt;identifier&gt;[TEXT]&lt;/identifier&gt;</text:p>
      <text:p text:style-name="Fixedwidth"><text:s text:c="2"/>&lt;info_text&gt;[TEXT]&lt;/info_text&gt;</text:p>
      <text:p text:style-name="Fixedwidth"><text:s text:c="2"/>&lt;event /&gt;</text:p>
      <text:p text:style-name="Fixedwidth">&lt;/person&gt;</text:p>
      <text:p text:style-name="Fixedwidth"/>
      <text:p text:style-name="Text_20_body">People are quite the same as Items, the only difference is that they have an additional internal inventory and are normally associated with rooms. You can define people at map level for later use in the game.</text:p>
      <text:p text:style-name="Text_20_body"/>
      <text:h text:style-name="Heading_20_4" text:outline-level="4">Doors</text:h>
      <text:p text:style-name="Text_20_body"><text:span text:style-name="Fixedwidth"><text:s text:c="2"/>&lt;door name ='[NAME]'&gt;</text:span></text:p>
      <text:p text:style-name="Text_20_body"><text:span text:style-name="Fixedwidth"><text:s text:c="4"/>&lt;exit&gt;N&lt;/exit&gt;</text:span></text:p>
      <text:p text:style-name="Text_20_body"><text:span text:style-name="Fixedwidth"><text:s text:c="4"/>&lt;identifier&gt;door&lt;/identifier&gt;</text:span></text:p>
      <text:p text:style-name="Text_20_body"><text:span text:style-name="Fixedwidth"><text:s text:c="4"/>&lt;key&gt;key_west&lt;/key&gt;</text:span></text:p>
      <text:p text:style-name="Text_20_body"><text:span text:style-name="Fixedwidth"><text:s text:c="4"/>&lt;open&gt;false&lt;/open&gt;</text:span></text:p>
      <text:p text:style-name="Text_20_body"><text:span text:style-name="Fixedwidth"><text:s text:c="2"/>&lt;/door&gt;</text:span></text:p>
      <text:p text:style-name="Text_20_body"/>
      <text:p text:style-name="Text_20_body"/>
      <text:h text:style-name="Heading_20_3" text:outline-level="3">Events</text:h>
      <text:p text:style-name="Fixedwidth">&lt;event name = "[NAME]"&gt;</text:p>
      <text:p text:style-name="Fixedwidth"><text:s text:c="2"/>&lt;condition&gt;[CONDITION]&lt;/condition&gt;</text:p>
      <text:p text:style-name="Fixedwidth"><text:s text:c="2"/>&lt;phrase&gt;[TEXT]&lt;/phrase&gt;</text:p>
      <text:p text:style-name="Fixedwidth"><text:s text:c="2"/>&lt;unique&gt;[true|false]&lt;/unique&gt;</text:p>
      <text:p text:style-name="Fixedwidth"><text:s text:c="2"/>&lt;command&gt;[COMMAND]&lt;/command&gt;</text:p>
      <text:p text:style-name="Fixedwidth"><text:s text:c="2"/>&lt;object&gt;[OBJECT_ID]&lt;/object&gt;</text:p>
      <text:p text:style-name="Fixedwidth"><text:s text:c="2"/>&lt;helper&gt;[TEXT]&lt;/helper&gt;</text:p>
      <text:p text:style-name="Fixedwidth"><text:s text:c="2"/>&lt;message&gt;[TEXT]&lt;/message&gt;</text:p>
      <text:p text:style-name="Fixedwidth">&lt;/event&gt;</text:p>
      <text:p text:style-name="Fixedwidth"/>
      <text:p text:style-name="Text_20_body">Events can be defined at Map and Item Level (therefore also Person and Room level). </text:p>
      <text:p text:style-name="Text_20_body">Every event stores the object it is associated with internally, this is important when setting up conditions. </text:p>
      <text:p text:style-name="Text_20_body">Phrases are used by the “say” command to interact with people and are checked at Person level exclusively. </text:p>
      <text:p text:style-name="Text_20_body">An event must contain either a condition, or a phrase, or both. If you specify both, the condition can only be checked for a “say” event (otherwise, there's no phrase to check it against), and thus, for a person. </text:p>
      <text:h text:style-name="Heading_20_4" text:outline-level="4">Conditions</text:h>
      <text:p text:style-name="Text_20_body">The condition string is evaluated after placing the associated object before it, i.e. only stuff concerning the thing that “owns” the event can be checked. </text:p>
      <text:p text:style-name="Text_20_body">The condition has to be checkable by Ruby and xml escaped, if necessary, and return “true” or “false”. A valid condition might be:</text:p>
      <text:p text:style-name="Text_20_body"><text:span text:style-name="Fixedwidth"><text:span text:style-name="T2">&lt;condition&gt;looks &amp;gt; 1&lt;/condition&gt;</text:span></text:span></text:p>
      <text:p text:style-name="Text_20_body">This checks whether the object in question has already been looked at. </text:p>
      <text:p text:style-name="Text_20_body">The checkable items are:</text:p>
      <text:p text:style-name="Text_20_body">- <text:span text:style-name="T1">For all objects:</text:span></text:p>
      <text:list xml:id="list1873638382" text:style-name="L4">
        <text:list-item>
          <text:p text:style-name="P13"><text:span text:style-name="Fixedwidth">name</text:span><text:tab/><text:tab/><text:tab/>String – It seems quite useless to check that</text:p>
        </text:list-item>
        <text:list-item>
          <text:p text:style-name="P17"><text:span text:style-name="Fixedwidth">info</text:span> <text:tab/>String – this may be checked in order to find out if it has been changed, for example. </text:p>
        </text:list-item>
        <text:list-item>
          <text:p text:style-name="P17"><text:span text:style-name="Fixedwidth">look_text</text:span><text:tab/>String – same as above</text:p>
        </text:list-item>
        <text:list-item>
          <text:p text:style-name="P17"><text:span text:style-name="Fixedwidth">looks</text:span><text:tab/>Integer – times the object has been looked at.</text:p>
        </text:list-item>
      </text:list>
      <text:p text:style-name="P6"/>
      <text:p text:style-name="P7">- <text:span text:style-name="T1">At Map level:</text:span></text:p>
      <text:list xml:id="list967110937" text:continue-numbering="true" text:style-name="L4">
        <text:list-item>
          <text:p text:style-name="P17"><text:s/><text:span text:style-name="Fixedwidth">room_id</text:span><text:tab/>Array! – This is the current room id and has to be checked e.g. in the form <text:line-break/><text:span text:style-name="Fixedwidth"><text:span text:style-name="T2">&lt;condition&gt;room_id == [ (x, y) ]&lt;/condition&gt;</text:span></text:span>. <text:line-break/>In a future version, this may be changed to normal notation “x|y”.<text:line-break/>May be used to make something happen in another room when you enter a room.<text:line-break/>A future version will include checking self-named variables declared at Map level in the xml file. </text:p>
        </text:list-item>
      </text:list>
      <text:p text:style-name="P8">- At Item level:<text:tab/><text:tab/></text:p>
      <text:list xml:id="list1158656626" text:style-name="L5">
        <text:list-item>
          <text:p text:style-name="P14"><text:span text:style-name="Fixedwidth">uses</text:span><text:tab/><text:tab/><text:tab/>Integer, number of times an item has been used.</text:p>
        </text:list-item>
      </text:list>
      <text:p text:style-name="P5"/>
      <text:p text:style-name="P3">- At Person level</text:p>
      <text:p text:style-name="P5">Same as Item level, plus a person has an internal inventory, see below. At present, there's no use for the “uses” at Person level – a person isn't used. May be used for other purposes later.</text:p>
      <text:p text:style-name="P5"/>
      <text:p text:style-name="P3">- At Room level</text:p>
      <text:list xml:id="list1858873796" text:continue-list="list967110937" text:style-name="L4">
        <text:list-item>
          <text:p text:style-name="P17"><text:span text:style-name="Fixedwidth">visits</text:span><text:tab/>Integer, number of times the room has been visited.</text:p>
        </text:list-item>
        <text:list-item>
          <text:p text:style-name="P17"><text:span text:style-name="Fixedwidth">exits</text:span><text:tab/>String, the exits of the room. May contain each of the letters N, E, W and S. Should be checked as regular expression, e.g <text:line-break/><text:span text:style-name="Fixedwidth"><text:span text:style-name="T2">&lt;condition&gt;exits =~ /S/&lt;/condition&gt;</text:span></text:span></text:p>
        </text:list-item>
        <text:list-item>
          <text:p text:style-name="P17"><text:span text:style-name="Fixedwidth"><text:span text:style-name="T1">people?<text:tab/></text:span></text:span><text:span text:style-name="T2">This method can be used to check if someone is present in the room. <text:line-break/>Syntax is just </text:span><text:span text:style-name="Fixedwidth"><text:span text:style-name="T2">&lt;condition&gt;people?&lt;/condition&gt;</text:span></text:span><text:span text:style-name="T2"> or</text:span><text:span text:style-name="Fixedwidth"><text:line-break/></text:span><text:span text:style-name="Fixedwidth"><text:span text:style-name="T2">&lt;condition&gt;people? == false&lt;/condition&gt;</text:span></text:span><text:span text:style-name="T2"><text:line-break/>For the time being, it is NOT possible to look for a specific person. </text:span></text:p>
        </text:list-item>
        <text:list-item>
          <text:p text:style-name="P18">Rooms have an internal inventory, so you can also check this, too – see below.</text:p>
          <text:p text:style-name="P17"><text:span text:style-name="Fixedwidth"><text:span text:style-name="T2"/></text:span></text:p>
        </text:list-item>
      </text:list>
      <text:p text:style-name="P2">- Inventories</text:p>
      <text:p text:style-name="P4">For objects that own an inventory, you can check if something is present, meaning that it has been given to a person or dropped in a room, or if it is present in the player inventory. <text:s/></text:p>
      <text:p text:style-name="P4">You do this by invoking an inventory method named “present?”:</text:p>
      <text:p text:style-name="Text_20_body"><text:span text:style-name="Fixedwidth"><text:span text:style-name="T2">&lt;condition&gt;inventory.present?(“ITEM_ID”)&lt;/condition&gt;</text:span></text:span></text:p>
      <text:p text:style-name="P4">The player inventory can only be checked at Map level, since it's a Map object.</text:p>
      <text:p text:style-name="P4"/>
      <text:h text:style-name="Heading_20_4" text:outline-level="4">Phrases</text:h>
      <text:p text:style-name="Text_20_body">The “say” command uses events to interact with people, so phrases are only used at Person level. </text:p>
      <text:p text:style-name="Text_20_body">The phrase is a regular expression and will be evaluated as such. If the person “hears” something defined, the message text is used to react. </text:p>
      <text:p text:style-name="Text_20_body"><text:span text:style-name="Fixedwidth"><text:span text:style-name="T2">&lt;phrase&gt;give.+(object_a|object_b)&lt;/phrase&gt;</text:span></text:span><text:line-break/>will react if you say something like “Hey, why don't you give me that object_a, man?”</text:p>
      <text:p text:style-name="Text_20_body">Other commands are of course still possible. You can also add a condition to make someone say something only under certain circumstances. </text:p>
      <text:h text:style-name="Heading_20_4" text:outline-level="4">Unique</text:h>
      <text:p text:style-name="Text_20_body">If the text in this tag is “true”, the event will only be carried out once. Otherwise, it will be carried out every time the condition is true. </text:p>
      <text:p text:style-name="Text_20_body">Most conditional events should be unique, while replies may be repeated if nothing else happens. </text:p>
      <text:h text:style-name="Heading_20_4" text:outline-level="4">Objects and Helpers</text:h>
      <text:p text:style-name="Text_20_body">The <text:span text:style-name="Fixedwidth">&lt;object /&gt;</text:span> and the <text:span text:style-name="Fixedwidth">&lt;helper /&gt;</text:span> tags contain the necessary information to be able to carry out the command. They can be quite different. </text:p>
      <text:p text:style-name="Text_20_body">The object is normally what is manipulated, the helper provides additional data. </text:p>
      <text:h text:style-name="Heading_20_4" text:outline-level="4">Commands</text:h>
      <text:p text:style-name="Text_20_body">Currently supported commands are:</text:p>
      <text:list xml:id="list765145937" text:style-name="L6">
        <text:list-item>
          <text:p text:style-name="P15"><text:span text:style-name="Fixedwidth">replace_object_by_helper</text:span> <text:line-break/>This command replaces one of the variables of the associated object identified by the “object” tag with the text stored in the “helper” tag. <text:line-break/>You can use this e.g. in order to change the message issued when entering a room for the second time by using <text:line-break/><text:span text:style-name="Fixedwidth"><text:span text:style-name="T2">&lt;object&gt;info&lt;/object&gt;</text:span></text:span> and <text:line-break/><text:span text:style-name="Fixedwidth"><text:span text:style-name="T2">&lt;helper&gt;text to be issued from now on&lt;/helper&gt;</text:span></text:span>.<text:line-break/>The different internal information items that can be manipulated are for all objects:</text:p>
        </text:list-item>
        <text:list-item>
          <text:p text:style-name="P19">info</text:p>
        </text:list-item>
        <text:list-item>
          <text:p text:style-name="P19">look_text</text:p>
        </text:list-item>
        <text:list-item>
          <text:p text:style-name="P15"><text:span text:style-name="Fixedwidth">add_helper_to_object<text:line-break/></text:span>Pretty much the same, text is appended. </text:p>
        </text:list-item>
        <text:list-item>
          <text:p text:style-name="P15"><text:span text:style-name="Fixedwidth">add_item_to_inventory</text:span><text:line-break/>The item stored in “object” with its item_id is added to the inventory of the object “owning” the event (Room or Person, not Map). </text:p>
        </text:list-item>
        <text:list-item>
          <text:p text:style-name="P15"><text:span text:style-name="Fixedwidth">add_item_to_player_inventory</text:span><text:line-break/>The item stored in “object” with its item_id is added to the general inventory of the player.</text:p>
        </text:list-item>
        <text:list-item>
          <text:p text:style-name="P15"><text:span text:style-name="Fixedwidth">add_item_to_room_inventory</text:span><text:line-break/>The item stored in “object” with its item_id is added to the inventory of a room. <text:line-break/>The room is specified in the “helper” as <text:span text:style-name="Fixedwidth"><text:span text:style-name="T2">&lt;helper&gt;x|y&lt;/helper&gt;</text:span></text:span>. </text:p>
        </text:list-item>
        <text:list-item>
          <text:p text:style-name="P15"><text:span text:style-name="Fixedwidth">add_to_info_of_object</text:span><text:line-break/>The text in “helper” will be added to the info text of the given object (object_id).</text:p>
        </text:list-item>
        <text:list-item>
          <text:p text:style-name="P15"><text:span text:style-name="Fixedwidth">open_door_by_id</text:span><text:line-break/>The door identified by its id in the “object” will be opened.</text:p>
        </text:list-item>
      </text:list>
      <text:p text:style-name="Text_20_body"/>
      <text:h text:style-name="Heading_20_4" text:outline-level="4">Messages</text:h>
      <text:p text:style-name="Text_20_body">The <text:span text:style-name="Fixedwidth"><text:span text:style-name="T2">&lt;message /&gt;</text:span></text:span> tag contains text that is issued when the event is triggered. This is mainly used to interact with people, other events may happen unnoticed.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adornments="Fett" style:font-family-generic="modern" style:font-pitch="fixed"/>
    <style:font-face style:name="Courier New" svg:font-family="'Courier New'" style:font-adornments="Fett Kursiv"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language="en" fo:country="GB"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xedwidth" style:family="paragraph" style:parent-style-name="Text_20_body" style:class="text">
      <style:paragraph-properties fo:margin-top="0cm" fo:margin-bottom="0cm"/>
      <style:text-properties style:font-name="Courier New" fo:font-style="italic"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ixedwidth" style:family="text">
      <style:text-properties style:font-name="Courier New1" fo:font-weight="bold"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meta:initial-creator>
    <meta:creation-date>2013-08-17T19:40:09</meta:creation-date>
    <dc:date>2013-08-25T00:58:24</dc:date>
    <dc:creator>Jochen </dc:creator>
    <meta:editing-duration>PT6H23M55S</meta:editing-duration>
    <meta:editing-cycles>36</meta:editing-cycles>
    <meta:generator>LibreOffice/3.5$Linux_x86 LibreOffice_project/350m1$Build-2</meta:generator>
    <meta:document-statistic meta:table-count="0" meta:image-count="0" meta:object-count="0" meta:page-count="1" meta:paragraph-count="137" meta:word-count="1268" meta:character-count="7837" meta:non-whitespace-character-count="6615"/>
  </office:meta>
</office:document-meta>
</file>